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ohit Assamese" svg:font-family="'Lohit Assames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ohit Assamese" fo:font-size="14pt" officeooo:rsid="0001fd0d" officeooo:paragraph-rsid="0001fd0d" style:font-size-asian="14pt" style:font-size-complex="14pt"/>
    </style:style>
    <style:style style:name="P2" style:family="paragraph" style:parent-style-name="Standard">
      <style:text-properties style:font-name="Lohit Assamese" fo:font-size="16pt" style:font-size-asian="16pt" style:font-size-complex="16pt"/>
    </style:style>
    <style:style style:name="P3" style:family="paragraph" style:parent-style-name="Standard">
      <style:text-properties fo:color="#2a6099" style:font-name="Lohit Assamese" fo:font-size="14pt" fo:font-weight="bold" officeooo:paragraph-rsid="0001fd0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officeooo:paragraph-rsid="0001fd0d" style:font-size-asian="14pt" style:font-size-complex="14pt"/>
    </style:style>
    <style:style style:name="T1" style:family="text">
      <style:text-properties style:font-name="Lohit Assamese"/>
    </style:style>
    <style:style style:name="T2" style:family="text">
      <style:text-properties style:font-name="Lohit Assamese" fo:font-size="16pt" style:font-size-asian="16pt" style:font-size-complex="16pt"/>
    </style:style>
    <style:style style:name="T3" style:family="text">
      <style:text-properties style:font-name="Lohit Assamese" fo:font-size="16pt" officeooo:rsid="0001fd0d" style:font-size-asian="16pt" style:font-size-complex="16pt"/>
    </style:style>
    <style:style style:name="T4" style:family="text">
      <style:text-properties style:font-name="Lohit Assamese" officeooo:rsid="0001fd0d"/>
    </style:style>
    <style:style style:name="T5" style:family="text">
      <style:text-properties officeooo:rsid="0001fd0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2a6099" style:font-name="Lohit Assamese" fo:font-size="16pt" fo:font-weight="bold" style:font-size-asian="16pt" style:font-weight-asian="bold" style:font-size-complex="16pt" style:font-weight-complex="bold"/>
    </style:style>
    <style:style style:name="T8" style:family="text">
      <style:text-properties fo:color="#2a6099" style:font-name="Lohit Assamese" fo:font-size="16pt" fo:font-weight="bold" officeooo:rsid="0001fd0d" style:font-size-asian="16pt" style:font-weight-asian="bold" style:font-size-complex="16pt" style:font-weight-complex="bold"/>
    </style:style>
    <style:style style:name="T9" style:family="text">
      <style:text-properties fo:color="#2a6099" style:font-name="Lohit Assamese" fo:font-weight="bold" style:font-weight-asian="bold" style:font-weight-complex="bold"/>
    </style:style>
    <style:style style:name="T10" style:family="text">
      <style:text-properties fo:color="#2a6099" style:font-name="Lohit Assamese" fo:font-weight="bold" officeooo:rsid="0001fd0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ject title: <text:span text:style-name="T6">Direnasiel Schoten revamp</text:span> <text:span text:style-name="T5">[final]</text:span></text:p>
      <text:p text:style-name="P2"><text:tab/></text:p>
      <text:p text:style-name="P2">Restyling of an existing website for an <text:span text:style-name="T5">existing </text:span>animal-shelter <text:span text:style-name="T5">in Schoten (Belgium)</text:span>.</text:p>
      <text:p text:style-name="P2"/>
      <text:p text:style-name="P3">Goal <text:span text:style-name="T5">(client)</text:span>: </text:p>
      <text:p text:style-name="P3"/>
      <text:p text:style-name="P4"><text:span text:style-name="T4">A</text:span><text:span text:style-name="T1">ttract sponsors and users, modernize the web-site, </text:span><text:span text:style-name="T4">give to the users a better user experience, have a better interaction.</text:span></text:p>
      <text:p text:style-name="P4"><text:span text:style-name="T4"/></text:p>
      <text:p text:style-name="P4"><text:span text:style-name="T9">Goal </text:span><text:span text:style-name="T10">(learner)</text:span><text:span text:style-name="T9">:</text:span></text:p>
      <text:p text:style-name="P4"><text:span text:style-name="T9"><text:s/></text:span></text:p>
      <text:p text:style-name="P1">Learn more about UX and UI design, as a dog owner myself, I want to do something useful for society, helping this organization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ohit Assamese" svg:font-family="'Lohit Assames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1T13:31:23.953617267</meta:creation-date>
    <dc:date>2020-04-11T13:44:33.047560594</dc:date>
    <meta:editing-duration>PT46S</meta:editing-duration>
    <meta:editing-cycles>1</meta:editing-cycles>
    <meta:document-statistic meta:table-count="0" meta:image-count="0" meta:object-count="0" meta:page-count="1" meta:paragraph-count="8" meta:word-count="64" meta:character-count="414" meta:non-whitespace-character-count="353"/>
    <meta:generator>LibreOffice/6.3.5.2$Linux_X86_64 LibreOffice_project/30$Build-2</meta:generator>
  </office:meta>
</office:document-meta>
</file>